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72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9.005cm" svg:y="28.813cm">
            <draw:object draw:notify-on-update-of-ranges="Sheet1.J59:Sheet1.J59 Sheet1.J60:Sheet1.J67 Sheet1.N59:Sheet1.N59 Sheet1.N60:Sheet1.N67 Sheet1.P59:Sheet1.P59 Sheet1.P60:Sheet1.P6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ndard Gauss-Seidel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<text:s text:c="5"/>N</text:p>
          </table:table-cell>
          <table:table-cell office:value-type="string" calcext:value-type="string">
            <text:p>max psi rough</text:p>
          </table:table-cell>
          <table:table-cell office:value-type="string" calcext:value-type="string">
            <text:p>x max psi</text:p>
          </table:table-cell>
          <table:table-cell office:value-type="string" calcext:value-type="string">
            <text:p>max psi smooth</text:p>
          </table:table-cell>
          <table:table-cell office:value-type="string" calcext:value-type="string">
            <text:p>psi=0 time</text:p>
          </table:table-cell>
          <table:table-cell office:value-type="string" calcext:value-type="string">
            <text:p># sweeps</text:p>
          </table:table-cell>
          <table:table-cell office:value-type="string" calcext:value-type="string">
            <text:p>psi prev t</text:p>
          </table:table-cell>
          <table:table-cell office:value-type="string" calcext:value-type="string">
            <text:p><text:s text:c="2"/>sweeps</text:p>
          </table:table-cell>
          <table:table-cell office:value-type="string" calcext:value-type="string">
            <text:p><text:s text:c="2"/>t best</text:p>
          </table:table-cell>
          <table:table-cell office:value-type="string" calcext:value-type="string">
            <text:p><text:s text:c="2"/>sweep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7187" calcext:value-type="float">
            <text:p>1.171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5957" calcext:value-type="float">
            <text:p>1.0595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083" calcext:value-type="float">
            <text:p>1.0083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01" calcext:value-type="float">
            <text:p>0.01</text:p>
          </table:table-cell>
          <table:table-cell office:value-type="float" office:value="8836" calcext:value-type="float">
            <text:p>8836</text:p>
          </table:table-cell>
          <table:table-cell office:value-type="float" office:value="0" calcext:value-type="float">
            <text:p>0</text:p>
          </table:table-cell>
          <table:table-cell office:value-type="float" office:value="7667" calcext:value-type="float">
            <text:p>7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06" calcext:value-type="float">
            <text:p>0.06</text:p>
          </table:table-cell>
          <table:table-cell office:value-type="float" office:value="33072" calcext:value-type="float">
            <text:p>33072</text:p>
          </table:table-cell>
          <table:table-cell office:value-type="float" office:value="0.02" calcext:value-type="float">
            <text:p>0.02</text:p>
          </table:table-cell>
          <table:table-cell office:value-type="float" office:value="27236" calcext:value-type="float">
            <text:p>27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69849" calcext:value-type="float">
            <text:p>0.969849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38" calcext:value-type="float">
            <text:p>0.38</text:p>
          </table:table-cell>
          <table:table-cell office:value-type="float" office:value="123131" calcext:value-type="float">
            <text:p>123131</text:p>
          </table:table-cell>
          <table:table-cell office:value-type="float" office:value="0.15" calcext:value-type="float">
            <text:p>0.15</text:p>
          </table:table-cell>
          <table:table-cell office:value-type="float" office:value="95172" calcext:value-type="float">
            <text:p>95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6344" calcext:value-type="float">
            <text:p>0.96344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2.82" calcext:value-type="float">
            <text:p>2.82</text:p>
          </table:table-cell>
          <table:table-cell office:value-type="float" office:value="455794" calcext:value-type="float">
            <text:p>455794</text:p>
          </table:table-cell>
          <table:table-cell office:value-type="float" office:value="1.03" calcext:value-type="float">
            <text:p>1.03</text:p>
          </table:table-cell>
          <table:table-cell office:value-type="float" office:value="325527" calcext:value-type="float">
            <text:p>325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60236" calcext:value-type="float">
            <text:p>0.960236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20.48" calcext:value-type="float">
            <text:p>20.48</text:p>
          </table:table-cell>
          <table:table-cell office:value-type="float" office:value="1676067" calcext:value-type="float">
            <text:p>1676067</text:p>
          </table:table-cell>
          <table:table-cell office:value-type="float" office:value="6.62" calcext:value-type="float">
            <text:p>6.62</text:p>
          </table:table-cell>
          <table:table-cell office:value-type="float" office:value="1081309" calcext:value-type="float">
            <text:p>1081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958633" calcext:value-type="float">
            <text:p>0.958633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149.35" calcext:value-type="float">
            <text:p>149.35</text:p>
          </table:table-cell>
          <table:table-cell office:value-type="float" office:value="6115478" calcext:value-type="float">
            <text:p>6115478</text:p>
          </table:table-cell>
          <table:table-cell office:value-type="float" office:value="41.98" calcext:value-type="float">
            <text:p>41.98</text:p>
          </table:table-cell>
          <table:table-cell office:value-type="float" office:value="3441787" calcext:value-type="float">
            <text:p>3441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57831" calcext:value-type="float">
            <text:p>0.957831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" calcext:value-type="float">
            <text:p>0.95703</text:p>
          </table:table-cell>
          <table:table-cell office:value-type="float" office:value="1079.43" calcext:value-type="float">
            <text:p>1079.43</text:p>
          </table:table-cell>
          <table:table-cell office:value-type="float" office:value="22106053" calcext:value-type="float">
            <text:p>22106053</text:p>
          </table:table-cell>
          <table:table-cell office:value-type="float" office:value="249.57" calcext:value-type="float">
            <text:p>249.57</text:p>
          </table:table-cell>
          <table:table-cell office:value-type="float" office:value="10232869" calcext:value-type="float">
            <text:p>102328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<text:s text:c="5"/>N</text:p>
          </table:table-cell>
          <table:table-cell office:value-type="string" calcext:value-type="string">
            <text:p>max psi r</text:p>
          </table:table-cell>
          <table:table-cell office:value-type="string" calcext:value-type="string">
            <text:p>x max psi</text:p>
          </table:table-cell>
          <table:table-cell office:value-type="string" calcext:value-type="string">
            <text:p>max psi s</text:p>
          </table:table-cell>
          <table:table-cell office:value-type="string" calcext:value-type="string">
            <text:p>psi=0 time</text:p>
          </table:table-cell>
          <table:table-cell office:value-type="string" calcext:value-type="string">
            <text:p># sweeps</text:p>
          </table:table-cell>
          <table:table-cell office:value-type="string" calcext:value-type="string">
            <text:p>psi prev t</text:p>
          </table:table-cell>
          <table:table-cell office:value-type="string" calcext:value-type="string">
            <text:p><text:s text:c="2"/>sweeps</text:p>
          </table:table-cell>
          <table:table-cell office:value-type="string" calcext:value-type="string">
            <text:p><text:s text:c="2"/>t best</text:p>
          </table:table-cell>
          <table:table-cell office:value-type="string" calcext:value-type="string">
            <text:p><text:s text:c="2"/>sweep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7187" calcext:value-type="float">
            <text:p>1.171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5957" calcext:value-type="float">
            <text:p>1.0595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083" calcext:value-type="float">
            <text:p>1.0083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1" calcext:value-type="float">
            <text:p>0.01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69849" calcext:value-type="float">
            <text:p>0.969849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.01" calcext:value-type="float">
            <text:p>0.01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6344" calcext:value-type="float">
            <text:p>0.96344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01" calcext:value-type="float">
            <text:p>0.01</text:p>
          </table:table-cell>
          <table:table-cell office:value-type="float" office:value="2177" calcext:value-type="float">
            <text:p>2177</text:p>
          </table:table-cell>
          <table:table-cell office:value-type="float" office:value="0.01" calcext:value-type="float">
            <text:p>0.01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60236" calcext:value-type="float">
            <text:p>0.960236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08" calcext:value-type="float">
            <text:p>0.08</text:p>
          </table:table-cell>
          <table:table-cell office:value-type="float" office:value="4147" calcext:value-type="float">
            <text:p>4147</text:p>
          </table:table-cell>
          <table:table-cell office:value-type="float" office:value="0.03" calcext:value-type="float">
            <text:p>0.03</text:p>
          </table:table-cell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958633" calcext:value-type="float">
            <text:p>0.958633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28" calcext:value-type="float">
            <text:p>0.28</text:p>
          </table:table-cell>
          <table:table-cell office:value-type="float" office:value="7952" calcext:value-type="float">
            <text:p>7952</text:p>
          </table:table-cell>
          <table:table-cell office:value-type="float" office:value="0.1" calcext:value-type="float">
            <text:p>0.1</text:p>
          </table:table-cell>
          <table:table-cell office:value-type="float" office:value="5848" calcext:value-type="float">
            <text:p>58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57832" calcext:value-type="float">
            <text:p>0.957832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1.04" calcext:value-type="float">
            <text:p>1.04</text:p>
          </table:table-cell>
          <table:table-cell office:value-type="float" office:value="15405" calcext:value-type="float">
            <text:p>15405</text:p>
          </table:table-cell>
          <table:table-cell office:value-type="float" office:value="0.37" calcext:value-type="float">
            <text:p>0.37</text:p>
          </table:table-cell>
          <table:table-cell office:value-type="float" office:value="10696" calcext:value-type="float">
            <text:p>10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957432" calcext:value-type="float">
            <text:p>0.957432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3.98" calcext:value-type="float">
            <text:p>3.98</text:p>
          </table:table-cell>
          <table:table-cell office:value-type="float" office:value="29819" calcext:value-type="float">
            <text:p>29819</text:p>
          </table:table-cell>
          <table:table-cell office:value-type="float" office:value="1.32" calcext:value-type="float">
            <text:p>1.32</text:p>
          </table:table-cell>
          <table:table-cell office:value-type="float" office:value="19484" calcext:value-type="float">
            <text:p>19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957232" calcext:value-type="float">
            <text:p>0.957232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15.59" calcext:value-type="float">
            <text:p>15.59</text:p>
          </table:table-cell>
          <table:table-cell office:value-type="float" office:value="57538" calcext:value-type="float">
            <text:p>57538</text:p>
          </table:table-cell>
          <table:table-cell office:value-type="float" office:value="4.74" calcext:value-type="float">
            <text:p>4.74</text:p>
          </table:table-cell>
          <table:table-cell office:value-type="float" office:value="34631" calcext:value-type="float">
            <text:p>346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957131" calcext:value-type="float">
            <text:p>0.957131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59.08" calcext:value-type="float">
            <text:p>59.08</text:p>
          </table:table-cell>
          <table:table-cell office:value-type="float" office:value="110480" calcext:value-type="float">
            <text:p>110480</text:p>
          </table:table-cell>
          <table:table-cell office:value-type="float" office:value="16.81" calcext:value-type="float">
            <text:p>16.81</text:p>
          </table:table-cell>
          <table:table-cell office:value-type="float" office:value="62612" calcext:value-type="float">
            <text:p>62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Red Black SOR in paralle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 text:c="5"/>N</text:p>
          </table:table-cell>
          <table:table-cell office:value-type="string" calcext:value-type="string">
            <text:p>max psi rough</text:p>
          </table:table-cell>
          <table:table-cell office:value-type="string" calcext:value-type="string">
            <text:p>x max psi</text:p>
          </table:table-cell>
          <table:table-cell office:value-type="string" calcext:value-type="string">
            <text:p>max psi smooth</text:p>
          </table:table-cell>
          <table:table-cell office:value-type="string" calcext:value-type="string">
            <text:p>psi=0 time</text:p>
          </table:table-cell>
          <table:table-cell office:value-type="string" calcext:value-type="string">
            <text:p># sweeps</text:p>
          </table:table-cell>
          <table:table-cell office:value-type="string" calcext:value-type="string">
            <text:p>psi prev t</text:p>
          </table:table-cell>
          <table:table-cell office:value-type="string" calcext:value-type="string">
            <text:p><text:s text:c="2"/>sweeps</text:p>
          </table:table-cell>
          <table:table-cell office:value-type="string" calcext:value-type="string">
            <text:p><text:s text:c="2"/>t best</text:p>
          </table:table-cell>
          <table:table-cell office:value-type="string" calcext:value-type="string">
            <text:p><text:s text:c="2"/>sweep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1" calcext:value-type="float">
            <text:p>0.11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.01" calcext:value-type="float">
            <text:p>0.01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7187" calcext:value-type="float">
            <text:p>1.171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7" calcext:value-type="float">
            <text:p>0.07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5957" calcext:value-type="float">
            <text:p>1.0595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27" calcext:value-type="float">
            <text:p>0.27</text:p>
          </table:table-cell>
          <table:table-cell office:value-type="float" office:value="4628" calcext:value-type="float">
            <text:p>4628</text:p>
          </table:table-cell>
          <table:table-cell office:value-type="float" office:value="0.03" calcext:value-type="float">
            <text:p>0.03</text:p>
          </table:table-cell>
          <table:table-cell office:value-type="float" office:value="4576" calcext:value-type="float">
            <text:p>4576</text:p>
          </table:table-cell>
          <table:table-cell office:value-type="float" office:value="0.03" calcext:value-type="float">
            <text:p>0.03</text:p>
          </table:table-cell>
          <table:table-cell office:value-type="float" office:value="3744" calcext:value-type="float">
            <text:p>374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083" calcext:value-type="float">
            <text:p>1.0083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29" calcext:value-type="float">
            <text:p>0.29</text:p>
          </table:table-cell>
          <table:table-cell office:value-type="float" office:value="17212" calcext:value-type="float">
            <text:p>17212</text:p>
          </table:table-cell>
          <table:table-cell office:value-type="float" office:value="0.11" calcext:value-type="float">
            <text:p>0.11</text:p>
          </table:table-cell>
          <table:table-cell office:value-type="float" office:value="17160" calcext:value-type="float">
            <text:p>17160</text:p>
          </table:table-cell>
          <table:table-cell office:value-type="float" office:value="0.02" calcext:value-type="float">
            <text:p>0.02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86" calcext:value-type="float">
            <text:p>0.86</text:p>
          </table:table-cell>
          <table:table-cell office:value-type="float" office:value="64116" calcext:value-type="float">
            <text:p>64116</text:p>
          </table:table-cell>
          <table:table-cell office:value-type="float" office:value="0.47" calcext:value-type="float">
            <text:p>0.47</text:p>
          </table:table-cell>
          <table:table-cell office:value-type="float" office:value="63908" calcext:value-type="float">
            <text:p>63908</text:p>
          </table:table-cell>
          <table:table-cell office:value-type="float" office:value="0.02" calcext:value-type="float">
            <text:p>0.02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69849" calcext:value-type="float">
            <text:p>0.969849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4.48" calcext:value-type="float">
            <text:p>4.48</text:p>
          </table:table-cell>
          <table:table-cell office:value-type="float" office:value="237536" calcext:value-type="float">
            <text:p>237536</text:p>
          </table:table-cell>
          <table:table-cell office:value-type="float" office:value="1.91" calcext:value-type="float">
            <text:p>1.91</text:p>
          </table:table-cell>
          <table:table-cell office:value-type="float" office:value="237172" calcext:value-type="float">
            <text:p>237172</text:p>
          </table:table-cell>
          <table:table-cell office:value-type="float" office:value="0.03" calcext:value-type="float">
            <text:p>0.03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6344" calcext:value-type="float">
            <text:p>0.96344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19.72" calcext:value-type="float">
            <text:p>19.72</text:p>
          </table:table-cell>
          <table:table-cell office:value-type="float" office:value="875888" calcext:value-type="float">
            <text:p>875888</text:p>
          </table:table-cell>
          <table:table-cell office:value-type="float" office:value="7.29" calcext:value-type="float">
            <text:p>7.29</text:p>
          </table:table-cell>
          <table:table-cell office:value-type="float" office:value="875056" calcext:value-type="float">
            <text:p>875056</text:p>
          </table:table-cell>
          <table:table-cell office:value-type="float" office:value="0.06" calcext:value-type="float">
            <text:p>0.0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60235" calcext:value-type="float">
            <text:p>0.96023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101.32" calcext:value-type="float">
            <text:p>101.32</text:p>
          </table:table-cell>
          <table:table-cell office:value-type="float" office:value="3206320" calcext:value-type="float">
            <text:p>3206320</text:p>
          </table:table-cell>
          <table:table-cell office:value-type="float" office:value="33.22" calcext:value-type="float">
            <text:p>33.22</text:p>
          </table:table-cell>
          <table:table-cell office:value-type="float" office:value="3206008" calcext:value-type="float">
            <text:p>3206008</text:p>
          </table:table-cell>
          <table:table-cell office:value-type="float" office:value="0.08" calcext:value-type="float">
            <text:p>0.08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958633" calcext:value-type="float">
            <text:p>0.958633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615.26" calcext:value-type="float">
            <text:p>615.26</text:p>
          </table:table-cell>
          <table:table-cell office:value-type="float" office:value="11644204" calcext:value-type="float">
            <text:p>11644204</text:p>
          </table:table-cell>
          <table:table-cell office:value-type="float" office:value="174.92" calcext:value-type="float">
            <text:p>174.92</text:p>
          </table:table-cell>
          <table:table-cell office:value-type="float" office:value="11645868" calcext:value-type="float">
            <text:p>11645868</text:p>
          </table:table-cell>
          <table:table-cell office:value-type="float" office:value="0.06" calcext:value-type="float">
            <text:p>0.0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5783" calcext:value-type="float">
            <text:p>0.95783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957029" calcext:value-type="float">
            <text:p>0.957029</text:p>
          </table:table-cell>
          <table:table-cell office:value-type="float" office:value="3777.44" calcext:value-type="float">
            <text:p>3777.44</text:p>
          </table:table-cell>
          <table:table-cell office:value-type="float" office:value="41860728" calcext:value-type="float">
            <text:p>41860728</text:p>
          </table:table-cell>
          <table:table-cell office:value-type="float" office:value="917.64" calcext:value-type="float">
            <text:p>917.64</text:p>
          </table:table-cell>
          <table:table-cell office:value-type="float" office:value="41860676" calcext:value-type="float">
            <text:p>41860676</text:p>
          </table:table-cell>
          <table:table-cell office:value-type="float" office:value="0.06" calcext:value-type="float">
            <text:p>0.0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3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mega =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 text:c="5"/>N</text:p>
          </table:table-cell>
          <table:table-cell office:value-type="string" calcext:value-type="string">
            <text:p><text:s text:c="3"/>max psi</text:p>
          </table:table-cell>
          <table:table-cell office:value-type="string" calcext:value-type="string">
            <text:p><text:s/>x max psi</text:p>
          </table:table-cell>
          <table:table-cell office:value-type="string" calcext:value-type="string">
            <text:p><text:s/>y max psi</text:p>
          </table:table-cell>
          <table:table-cell office:value-type="string" calcext:value-type="string">
            <text:p><text:s text:c="3"/>psi=0 t</text:p>
          </table:table-cell>
          <table:table-cell office:value-type="string" calcext:value-type="string">
            <text:p><text:s text:c="4"/>sweeps</text:p>
          </table:table-cell>
          <table:table-cell office:value-type="string" calcext:value-type="string">
            <text:p>psi interp t</text:p>
          </table:table-cell>
          <table:table-cell office:value-type="string" calcext:value-type="string">
            <text:p><text:s text:c="4"/>sweep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3874" calcext:value-type="float">
            <text:p>0.66387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9485" calcext:value-type="float">
            <text:p>0.769485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1207" calcext:value-type="float">
            <text:p>0.791207</text:p>
          </table:table-cell>
          <table:table-cell table:number-columns-repeated="2" office:value-type="float" office:value="0.15625" calcext:value-type="float">
            <text:p>0.15625</text:p>
          </table:table-cell>
          <table:table-cell office:value-type="float" office:value="0.03" calcext:value-type="float">
            <text:p>0.03</text:p>
          </table:table-cell>
          <table:table-cell office:value-type="float" office:value="2162" calcext:value-type="float">
            <text:p>2162</text:p>
          </table:table-cell>
          <table:table-cell office:value-type="float" office:value="0.01" calcext:value-type="float">
            <text:p>0.01</text:p>
          </table:table-cell>
          <table:table-cell office:value-type="float" office:value="1623" calcext:value-type="float">
            <text:p>162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98699" calcext:value-type="float">
            <text:p>0.798699</text:p>
          </table:table-cell>
          <table:table-cell table:number-columns-repeated="2" office:value-type="float" office:value="0.171875" calcext:value-type="float">
            <text:p>0.171875</text:p>
          </table:table-cell>
          <table:table-cell office:value-type="float" office:value="0.33" calcext:value-type="float">
            <text:p>0.33</text:p>
          </table:table-cell>
          <table:table-cell office:value-type="float" office:value="8102" calcext:value-type="float">
            <text:p>8102</text:p>
          </table:table-cell>
          <table:table-cell office:value-type="float" office:value="0.21" calcext:value-type="float">
            <text:p>0.21</text:p>
          </table:table-cell>
          <table:table-cell office:value-type="float" office:value="5400" calcext:value-type="float">
            <text:p>540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99911" calcext:value-type="float">
            <text:p>0.799911</text:p>
          </table:table-cell>
          <table:table-cell table:number-columns-repeated="2" office:value-type="float" office:value="0.164062" calcext:value-type="float">
            <text:p>0.164062</text:p>
          </table:table-cell>
          <table:table-cell office:value-type="float" office:value="4.9" calcext:value-type="float">
            <text:p>4.9</text:p>
          </table:table-cell>
          <table:table-cell office:value-type="float" office:value="30155" calcext:value-type="float">
            <text:p>30155</text:p>
          </table:table-cell>
          <table:table-cell office:value-type="float" office:value="2.76" calcext:value-type="float">
            <text:p>2.76</text:p>
          </table:table-cell>
          <table:table-cell office:value-type="float" office:value="17111" calcext:value-type="float">
            <text:p>17111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00515" calcext:value-type="float">
            <text:p>0.800515</text:p>
          </table:table-cell>
          <table:table-cell table:number-columns-repeated="2" office:value-type="float" office:value="0.167969" calcext:value-type="float">
            <text:p>0.167969</text:p>
          </table:table-cell>
          <table:table-cell office:value-type="float" office:value="74.1" calcext:value-type="float">
            <text:p>74.1</text:p>
          </table:table-cell>
          <table:table-cell office:value-type="float" office:value="111508" calcext:value-type="float">
            <text:p>111508</text:p>
          </table:table-cell>
          <table:table-cell office:value-type="float" office:value="32.83" calcext:value-type="float">
            <text:p>32.83</text:p>
          </table:table-cell>
          <table:table-cell office:value-type="float" office:value="50251" calcext:value-type="float">
            <text:p>5025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00558" calcext:value-type="float">
            <text:p>0.800558</text:p>
          </table:table-cell>
          <table:table-cell table:number-columns-repeated="2" office:value-type="float" office:value="0.167969" calcext:value-type="float">
            <text:p>0.167969</text:p>
          </table:table-cell>
          <table:table-cell office:value-type="float" office:value="1087.82" calcext:value-type="float">
            <text:p>1087.82</text:p>
          </table:table-cell>
          <table:table-cell office:value-type="float" office:value="409385" calcext:value-type="float">
            <text:p>409385</text:p>
          </table:table-cell>
          <table:table-cell office:value-type="float" office:value="345.52" calcext:value-type="float">
            <text:p>345.52</text:p>
          </table:table-cell>
          <table:table-cell office:value-type="float" office:value="127842" calcext:value-type="float">
            <text:p>127842</text:p>
          </table:table-cell>
          <table:table-cell table:number-columns-repeated="9"/>
        </table:table-row>
        <table:table-row table:style-name="ro3">
          <table:table-cell table:number-columns-repeated="17"/>
        </table:table-row>
        <table:table-row table:style-name="ro1">
          <table:table-cell office:value-type="string" calcext:value-type="string">
            <text:p>Omega = optimal</text:p>
          </table:table-cell>
          <table:table-cell table:number-columns-repeated="8"/>
          <table:table-cell office:value-type="string" calcext:value-type="string">
            <text:p>Omega = opt, paralle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5"/>N</text:p>
          </table:table-cell>
          <table:table-cell office:value-type="string" calcext:value-type="string">
            <text:p><text:s text:c="3"/>max psi</text:p>
          </table:table-cell>
          <table:table-cell office:value-type="string" calcext:value-type="string">
            <text:p><text:s/>x max psi</text:p>
          </table:table-cell>
          <table:table-cell office:value-type="string" calcext:value-type="string">
            <text:p><text:s/>y max psi</text:p>
          </table:table-cell>
          <table:table-cell office:value-type="string" calcext:value-type="string">
            <text:p><text:s text:c="3"/>psi=0 t</text:p>
          </table:table-cell>
          <table:table-cell office:value-type="string" calcext:value-type="string">
            <text:p><text:s text:c="4"/>sweeps</text:p>
          </table:table-cell>
          <table:table-cell office:value-type="string" calcext:value-type="string">
            <text:p>psi interp t</text:p>
          </table:table-cell>
          <table:table-cell office:value-type="string" calcext:value-type="string">
            <text:p><text:s text:c="4"/>sweeps</text:p>
          </table:table-cell>
          <table:table-cell/>
          <table:table-cell office:value-type="string" calcext:value-type="string">
            <text:p><text:s text:c="5"/>N</text:p>
          </table:table-cell>
          <table:table-cell office:value-type="string" calcext:value-type="string">
            <text:p><text:s text:c="3"/>max psi</text:p>
          </table:table-cell>
          <table:table-cell office:value-type="string" calcext:value-type="string">
            <text:p><text:s/>x max psi</text:p>
          </table:table-cell>
          <table:table-cell office:value-type="string" calcext:value-type="string">
            <text:p><text:s/>y max psi</text:p>
          </table:table-cell>
          <table:table-cell office:value-type="string" calcext:value-type="string">
            <text:p><text:s text:c="3"/>psi=0 t</text:p>
          </table:table-cell>
          <table:table-cell office:value-type="string" calcext:value-type="string">
            <text:p><text:s text:c="4"/>sweeps</text:p>
          </table:table-cell>
          <table:table-cell office:value-type="string" calcext:value-type="string">
            <text:p>psi interp t</text:p>
          </table:table-cell>
          <table:table-cell office:value-type="string" calcext:value-type="string">
            <text:p><text:s text:c="4"/>sweep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3874" calcext:value-type="float">
            <text:p>0.66387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63874" calcext:value-type="float">
            <text:p>0.66387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01" calcext:value-type="float">
            <text:p>0.01</text:p>
          </table:table-cell>
          <table:table-cell office:value-type="float" office:value="96" calcext:value-type="float">
            <text:p>96</text:p>
          </table:table-cell>
          <table:table-cell office:value-type="float" office:value="0.01" calcext:value-type="float">
            <text:p>0.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9485" calcext:value-type="float">
            <text:p>0.769485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69485" calcext:value-type="float">
            <text:p>0.769485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.07" calcext:value-type="float">
            <text:p>0.07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1207" calcext:value-type="float">
            <text:p>0.791207</text:p>
          </table:table-cell>
          <table:table-cell table:number-columns-repeated="2" office:value-type="float" office:value="0.15625" calcext:value-type="float">
            <text:p>0.15625</text:p>
          </table:table-cell>
          <table:table-cell office:value-type="float" office:value="0.01" calcext:value-type="float">
            <text:p>0.0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91207" calcext:value-type="float">
            <text:p>0.791207</text:p>
          </table:table-cell>
          <table:table-cell table:number-columns-repeated="2" office:value-type="float" office:value="0.15625" calcext:value-type="float">
            <text:p>0.15625</text:p>
          </table:table-cell>
          <table:table-cell office:value-type="float" office:value="0.01" calcext:value-type="float">
            <text:p>0.01</text:p>
          </table:table-cell>
          <table:table-cell office:value-type="float" office:value="209" calcext:value-type="float">
            <text:p>209</text:p>
          </table:table-cell>
          <table:table-cell office:value-type="float" office:value="0.01" calcext:value-type="float">
            <text:p>0.0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98699" calcext:value-type="float">
            <text:p>0.798699</text:p>
          </table:table-cell>
          <table:table-cell table:number-columns-repeated="2" office:value-type="float" office:value="0.171875" calcext:value-type="float">
            <text:p>0.171875</text:p>
          </table:table-cell>
          <table:table-cell office:value-type="float" office:value="0.02" calcext:value-type="float">
            <text:p>0.02</text:p>
          </table:table-cell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98699" calcext:value-type="float">
            <text:p>0.798699</text:p>
          </table:table-cell>
          <table:table-cell table:number-columns-repeated="2" office:value-type="float" office:value="0.171875" calcext:value-type="float">
            <text:p>0.171875</text:p>
          </table:table-cell>
          <table:table-cell office:value-type="float" office:value="0.04" calcext:value-type="float">
            <text:p>0.04</text:p>
          </table:table-cell>
          <table:table-cell office:value-type="float" office:value="368" calcext:value-type="float">
            <text:p>368</text:p>
          </table:table-cell>
          <table:table-cell office:value-type="float" office:value="0.02" calcext:value-type="float">
            <text:p>0.0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99911" calcext:value-type="float">
            <text:p>0.799911</text:p>
          </table:table-cell>
          <table:table-cell table:number-columns-repeated="2" office:value-type="float" office:value="0.164062" calcext:value-type="float">
            <text:p>0.164062</text:p>
          </table:table-cell>
          <table:table-cell office:value-type="float" office:value="0.1" calcext:value-type="float">
            <text:p>0.1</text:p>
          </table:table-cell>
          <table:table-cell office:value-type="float" office:value="582" calcext:value-type="float">
            <text:p>582</text:p>
          </table:table-cell>
          <table:table-cell office:value-type="float" office:value="0.09" calcext:value-type="float">
            <text:p>0.09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799911" calcext:value-type="float">
            <text:p>0.799911</text:p>
          </table:table-cell>
          <table:table-cell table:number-columns-repeated="2" office:value-type="float" office:value="0.164062" calcext:value-type="float">
            <text:p>0.164062</text:p>
          </table:table-cell>
          <table:table-cell office:value-type="float" office:value="0.33" calcext:value-type="float">
            <text:p>0.33</text:p>
          </table:table-cell>
          <table:table-cell office:value-type="float" office:value="677" calcext:value-type="float">
            <text:p>677</text:p>
          </table:table-cell>
          <table:table-cell office:value-type="float" office:value="0.09" calcext:value-type="float">
            <text:p>0.0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00515" calcext:value-type="float">
            <text:p>0.800515</text:p>
          </table:table-cell>
          <table:table-cell table:number-columns-repeated="2" office:value-type="float" office:value="0.167969" calcext:value-type="float">
            <text:p>0.167969</text:p>
          </table:table-cell>
          <table:table-cell office:value-type="float" office:value="0.8" calcext:value-type="float">
            <text:p>0.8</text:p>
          </table:table-cell>
          <table:table-cell office:value-type="float" office:value="1174" calcext:value-type="float">
            <text:p>1174</text:p>
          </table:table-cell>
          <table:table-cell office:value-type="float" office:value="0.56" calcext:value-type="float">
            <text:p>0.56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800515" calcext:value-type="float">
            <text:p>0.800515</text:p>
          </table:table-cell>
          <table:table-cell table:number-columns-repeated="2" office:value-type="float" office:value="0.167969" calcext:value-type="float">
            <text:p>0.167969</text:p>
          </table:table-cell>
          <table:table-cell office:value-type="float" office:value="1.22" calcext:value-type="float">
            <text:p>1.22</text:p>
          </table:table-cell>
          <table:table-cell office:value-type="float" office:value="1285" calcext:value-type="float">
            <text:p>1285</text:p>
          </table:table-cell>
          <table:table-cell office:value-type="float" office:value="1.07" calcext:value-type="float">
            <text:p>1.07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00558" calcext:value-type="float">
            <text:p>0.800558</text:p>
          </table:table-cell>
          <table:table-cell table:number-columns-repeated="2" office:value-type="float" office:value="0.167969" calcext:value-type="float">
            <text:p>0.167969</text:p>
          </table:table-cell>
          <table:table-cell office:value-type="float" office:value="6.45" calcext:value-type="float">
            <text:p>6.45</text:p>
          </table:table-cell>
          <table:table-cell office:value-type="float" office:value="2361" calcext:value-type="float">
            <text:p>2361</text:p>
          </table:table-cell>
          <table:table-cell office:value-type="float" office:value="4.68" calcext:value-type="float">
            <text:p>4.68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800558" calcext:value-type="float">
            <text:p>0.800558</text:p>
          </table:table-cell>
          <table:table-cell table:number-columns-repeated="2" office:value-type="float" office:value="0.167969" calcext:value-type="float">
            <text:p>0.167969</text:p>
          </table:table-cell>
          <table:table-cell office:value-type="float" office:value="20" calcext:value-type="float">
            <text:p>20</text:p>
          </table:table-cell>
          <table:table-cell office:value-type="float" office:value="2487" calcext:value-type="float">
            <text:p>2487</text:p>
          </table:table-cell>
          <table:table-cell office:value-type="float" office:value="12.5" calcext:value-type="float">
            <text:p>12.5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00594" calcext:value-type="float">
            <text:p>0.800594</text:p>
          </table:table-cell>
          <table:table-cell table:number-columns-repeated="2" office:value-type="float" office:value="0.166992" calcext:value-type="float">
            <text:p>0.166992</text:p>
          </table:table-cell>
          <table:table-cell office:value-type="float" office:value="52.19" calcext:value-type="float">
            <text:p>52.19</text:p>
          </table:table-cell>
          <table:table-cell office:value-type="float" office:value="4735" calcext:value-type="float">
            <text:p>4735</text:p>
          </table:table-cell>
          <table:table-cell office:value-type="float" office:value="35.94" calcext:value-type="float">
            <text:p>35.94</text:p>
          </table:table-cell>
          <table:table-cell office:value-type="float" office:value="2541" calcext:value-type="float">
            <text:p>254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800594" calcext:value-type="float">
            <text:p>0.800594</text:p>
          </table:table-cell>
          <table:table-cell table:number-columns-repeated="2" office:value-type="float" office:value="0.166992" calcext:value-type="float">
            <text:p>0.166992</text:p>
          </table:table-cell>
          <table:table-cell office:value-type="float" office:value="170.12" calcext:value-type="float">
            <text:p>170.12</text:p>
          </table:table-cell>
          <table:table-cell office:value-type="float" office:value="4879" calcext:value-type="float">
            <text:p>4879</text:p>
          </table:table-cell>
          <table:table-cell office:value-type="float" office:value="103.55" calcext:value-type="float">
            <text:p>103.55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800597" calcext:value-type="float">
            <text:p>0.800597</text:p>
          </table:table-cell>
          <table:table-cell table:number-columns-repeated="2" office:value-type="float" office:value="0.166992" calcext:value-type="float">
            <text:p>0.166992</text:p>
          </table:table-cell>
          <table:table-cell office:value-type="float" office:value="417.76" calcext:value-type="float">
            <text:p>417.76</text:p>
          </table:table-cell>
          <table:table-cell office:value-type="float" office:value="9484" calcext:value-type="float">
            <text:p>9484</text:p>
          </table:table-cell>
          <table:table-cell office:value-type="float" office:value="266.08" calcext:value-type="float">
            <text:p>266.08</text:p>
          </table:table-cell>
          <table:table-cell office:value-type="float" office:value="4751" calcext:value-type="float">
            <text:p>4751</text:p>
          </table:table-cell>
          <table:table-cell table:number-columns-repeated="9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3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 text:c="5"/>N</text:p>
          </table:table-cell>
          <table:table-cell office:value-type="string" calcext:value-type="string">
            <text:p><text:s text:c="3"/>psi max</text:p>
          </table:table-cell>
          <table:table-cell office:value-type="string" calcext:value-type="string">
            <text:p><text:s text:c="5"/>max x</text:p>
          </table:table-cell>
          <table:table-cell office:value-type="string" calcext:value-type="string">
            <text:p><text:s text:c="5"/>max y</text:p>
          </table:table-cell>
          <table:table-cell office:value-type="string" calcext:value-type="string">
            <text:p><text:s text:c="5"/>max z</text:p>
          </table:table-cell>
          <table:table-cell office:value-type="string" calcext:value-type="string">
            <text:p><text:s text:c="9"/>t</text:p>
          </table:table-cell>
          <table:table-cell office:value-type="string" calcext:value-type="string">
            <text:p><text:s text:c="2"/># sweeps</text:p>
          </table:table-cell>
          <table:table-cell office:value-type="string" calcext:value-type="string">
            <text:p><text:s text:c="4"/>t prev</text:p>
          </table:table-cell>
          <table:table-cell office:value-type="string" calcext:value-type="string">
            <text:p><text:s text:c="2"/># sweeps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99735" calcext:value-type="float">
            <text:p>0.799735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08752" calcext:value-type="float">
            <text:p>0.908752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14" calcext:value-type="float">
            <text:p>0.1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1721" calcext:value-type="float">
            <text:p>1.01721</text:p>
          </table:table-cell>
          <table:table-cell table:number-columns-repeated="3" office:value-type="float" office:value="0.15625" calcext:value-type="float">
            <text:p>0.15625</text:p>
          </table:table-cell>
          <table:table-cell office:value-type="float" office:value="3.24" calcext:value-type="float">
            <text:p>3.24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2599" calcext:value-type="float">
            <text:p>1.02599</text:p>
          </table:table-cell>
          <table:table-cell table:number-columns-repeated="3" office:value-type="float" office:value="0.15625" calcext:value-type="float">
            <text:p>0.15625</text:p>
          </table:table-cell>
          <table:table-cell office:value-type="float" office:value="176.8" calcext:value-type="float">
            <text:p>176.8</text:p>
          </table:table-cell>
          <table:table-cell office:value-type="float" office:value="18850" calcext:value-type="float">
            <text:p>18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McGrath</meta:initial-creator>
    <meta:creation-date>2014-03-21T17:25:58.317410382</meta:creation-date>
    <dc:date>2014-03-21T19:29:27.469213074</dc:date>
    <dc:creator>Tom McGrath</dc:creator>
    <meta:editing-duration>PT2H33S</meta:editing-duration>
    <meta:editing-cycles>11</meta:editing-cycles>
    <meta:generator>LibreOffice/4.1.3.2$Linux_X86_64 LibreOffice_project/410m0$Build-2</meta:generator>
    <meta:document-statistic meta:table-count="1" meta:cell-count="6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84cm" svg:y="0.316cm" chart:style-name="ch2">
          <text:p>Computation time</text:p>
        </chart:title>
        <chart:subtitle svg:x="6.448cm" svg:y="1.301cm" chart:style-name="ch3">
          <text:p>Parallelised SOR</text:p>
        </chart:subtitle>
        <chart:legend chart:legend-position="end" svg:x="13.042cm" svg:y="3.952cm" style:legend-expansion="high" chart:style-name="ch4"/>
        <chart:plot-area chart:style-name="ch5" table:cell-range-address="Sheet1.J59:Sheet1.J67 Sheet1.N59:Sheet1.N67 Sheet1.P59:Sheet1.P67" chart:data-source-has-labels="both" svg:x="1.331cm" svg:y="2.37cm" svg:width="11.071cm" svg:height="5.469cm">
          <chartooo:coordinate-region svg:x="2.138cm" svg:y="2.569cm" svg:width="9.892cm" svg:height="4.623cm"/>
          <chart:axis chart:dimension="x" chart:name="primary-x" chart:style-name="ch6" chartooo:axis-type="auto">
            <chartooo:date-scale/>
            <chart:title svg:x="6.69cm" svg:y="8.019cm" chart:style-name="ch7">
              <text:p>N</text:p>
            </chart:title>
            <chart:categories table:cell-range-address="Sheet1.J60:Sheet1.J67"/>
          </chart:axis>
          <chart:axis chart:dimension="y" chart:name="primary-y" chart:style-name="ch6">
            <chart:title svg:x="0.451cm" svg:y="5.955cm" chart:style-name="ch8">
              <text:p>t (seconds)</text:p>
            </chart:title>
            <chart:grid chart:style-name="ch9" chart:class="major"/>
          </chart:axis>
          <chart:series chart:style-name="ch10" chart:values-cell-range-address="Sheet1.N60:Sheet1.N67" chart:label-cell-address="Sheet1.N59:Sheet1.N59" chart:class="chart:line">
            <chart:data-point chart:repeated="8"/>
          </chart:series>
          <chart:series chart:style-name="ch11" chart:values-cell-range-address="Sheet1.P60:Sheet1.P67" chart:label-cell-address="Sheet1.P59:Sheet1.P5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psi=0 t</text:p>
                <draw:g>
                  <svg:desc>Sheet1.N59:Sheet1.N59</svg:desc>
                </draw:g>
              </table:table-cell>
              <table:table-cell office:value-type="string">
                <text:p>psi interp t</text:p>
                <draw:g>
                  <svg:desc>Sheet1.P59:Sheet1.P5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J60:Sheet1.J67</svg:desc>
                </draw:g>
              </table:table-cell>
              <table:table-cell office:value-type="float" office:value="0.01">
                <text:p>0.01</text:p>
                <draw:g>
                  <svg:desc>Sheet1.N60:Sheet1.N67</svg:desc>
                </draw:g>
              </table:table-cell>
              <table:table-cell office:value-type="float" office:value="0.01">
                <text:p>0.01</text:p>
                <draw:g>
                  <svg:desc>Sheet1.P60:Sheet1.P67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22">
                <text:p>1.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">
                <text:p>2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70.12">
                <text:p>170.12</text:p>
              </table:table-cell>
              <table:table-cell office:value-type="float" office:value="103.55">
                <text:p>103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